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59dfd" officeooo:paragraph-rsid="00059dfd"/>
    </style:style>
    <style:style style:name="P2" style:family="paragraph" style:parent-style-name="Standard">
      <style:text-properties officeooo:rsid="00073c33" officeooo:paragraph-rsid="00073c33"/>
    </style:style>
    <style:style style:name="P3" style:family="paragraph" style:parent-style-name="Standard">
      <style:text-properties officeooo:rsid="0007915e" officeooo:paragraph-rsid="0007915e"/>
    </style:style>
    <style:style style:name="P4" style:family="paragraph" style:parent-style-name="Standard">
      <style:text-properties officeooo:rsid="00059dfd" officeooo:paragraph-rsid="00059dfd"/>
    </style:style>
    <style:style style:name="T1" style:family="text">
      <style:text-properties officeooo:rsid="00078a46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4410</text:p>
      <text:p text:style-name="P1"/>
      <text:p text:style-name="P1">Partie 1</text:p>
      <text:p text:style-name="P1"/>
      <text:p text:style-name="P1">Q1 :</text:p>
      <text:p text:style-name="P1">Plus la distance est grande entre les différents acteurs plus le temps de communication est grand aussi. </text:p>
      <text:p text:style-name="P1">Les inconvénients de java RMI est un plus grand temps de communication (avec le serveur distant surtout) mais l’avantage est que cela permet de fournir de la puissance de calcul à distance au client.</text:p>
      <text:p text:style-name="P1"/>
      <text:p text:style-name="P1"/>
      <text:p text:style-name="P1"><draw:frame draw:style-name="fr1" draw:name="Objet1" text:anchor-type="paragraph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2">Q2 :</text:p>
      <text:p text:style-name="P2">Au départ le client créé les objets serveur et s’y connecte <text:span text:style-name="T1">puis il lance la fonction run() qui effectue les appels aux fonctions via les objets InterfaceServer et FakeServer. </text:span></text:p>
      <text:p text:style-name="P3">Chaque serveur exécute a la suite la fonction vide et à la fin on soustrait le temps de fin au temps de départ pour obtenir le temps d’exéc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Source Han Sans CN Regular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CA" style:letter-kerning="true" style:font-name-asian="Source Han Sans CN Regular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2:55:19.678922704</meta:creation-date>
    <dc:date>2017-09-29T17:41:06.993967174</dc:date>
    <meta:editing-duration>PT2H35M12S</meta:editing-duration>
    <meta:editing-cycles>6</meta:editing-cycles>
    <meta:generator>LibreOffice/5.2.7.2$Linux_X86_64 LibreOffice_project/20$Build-2</meta:generator>
    <meta:document-statistic meta:table-count="0" meta:image-count="0" meta:object-count="1" meta:page-count="1" meta:paragraph-count="8" meta:word-count="115" meta:character-count="648" meta:non-whitespace-character-count="5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2.756cm" svg:y="0.315cm" chart:style-name="ch2">
          <text:p>Temps d'appel en fonction de la taille des arguments</text:p>
        </chart:title>
        <chart:legend chart:legend-position="end" svg:x="12.882cm" svg:y="3.702cm" style:legend-expansion="high" chart:style-name="ch3"/>
        <chart:plot-area chart:style-name="ch4" chart:data-source-has-labels="both" svg:x="1.33cm" svg:y="1.273cm" svg:width="11.233cm" svg:height="6.566cm">
          <chartooo:coordinate-region svg:x="3.248cm" svg:y="1.473cm" svg:width="9.036cm" svg:height="5.719cm"/>
          <chart:axis chart:dimension="x" chart:name="primary-x" chart:style-name="ch5" chartooo:axis-type="text">
            <chart:title svg:x="3.687cm" svg:y="8.018cm" chart:style-name="ch6">
              <text:p>Taille des arguments (Échelle logarithmique)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5.076cm" chart:style-name="ch7">
              <text:p>Temps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series chart:style-name="ch10" chart:values-cell-range-address="local-table.$C$2:.$C$8" chart:label-cell-address="local-table.$C$1" chart:class="chart:line">
            <chart:data-point chart:repeated="7"/>
          </chart:series>
          <chart:series chart:style-name="ch11" chart:values-cell-range-address="local-table.$D$2:.$D$8" chart:label-cell-address="local-table.$D$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</text:p>
              </table:table-cell>
              <table:table-cell office:value-type="string">
                <text:p>RMI Local</text:p>
              </table:table-cell>
              <table:table-cell office:value-type="string">
                <text:p>RMI dista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776">
                <text:p>82776</text:p>
              </table:table-cell>
              <table:table-cell office:value-type="float" office:value="1078239">
                <text:p>1078239</text:p>
              </table:table-cell>
              <table:table-cell office:value-type="float" office:value="1461337">
                <text:p>146133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044">
                <text:p>66044</text:p>
              </table:table-cell>
              <table:table-cell office:value-type="float" office:value="939540">
                <text:p>939540</text:p>
              </table:table-cell>
              <table:table-cell office:value-type="float" office:value="1196293">
                <text:p>11962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028">
                <text:p>76028</text:p>
              </table:table-cell>
              <table:table-cell office:value-type="float" office:value="860762">
                <text:p>860762</text:p>
              </table:table-cell>
              <table:table-cell office:value-type="float" office:value="1290396">
                <text:p>12903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605">
                <text:p>58605</text:p>
              </table:table-cell>
              <table:table-cell office:value-type="float" office:value="965590">
                <text:p>965590</text:p>
              </table:table-cell>
              <table:table-cell office:value-type="float" office:value="1892047">
                <text:p>18920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471">
                <text:p>74471</text:p>
              </table:table-cell>
              <table:table-cell office:value-type="float" office:value="1045822">
                <text:p>1045822</text:p>
              </table:table-cell>
              <table:table-cell office:value-type="float" office:value="9797181">
                <text:p>97971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9880">
                <text:p>159880</text:p>
              </table:table-cell>
              <table:table-cell office:value-type="float" office:value="2282497">
                <text:p>2282497</text:p>
              </table:table-cell>
              <table:table-cell office:value-type="float" office:value="87109377">
                <text:p>871093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7225">
                <text:p>2107225</text:p>
              </table:table-cell>
              <table:table-cell office:value-type="float" office:value="12722110">
                <text:p>12722110</text:p>
              </table:table-cell>
              <table:table-cell office:value-type="float" office:value="875165891">
                <text:p>8751658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